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>
        <style:tab-stops>
          <style:tab-stop style:position="14.048cm"/>
        </style:tab-stops>
      </style:paragraph-properties>
    </style:style>
    <style:style style:name="P3" style:family="paragraph" style:parent-style-name="Table_20_Contents">
      <style:paragraph-properties fo:text-align="end" style:justify-single-word="false"/>
      <style:text-properties officeooo:paragraph-rsid="0035b82e"/>
    </style:style>
    <style:style style:name="P4" style:family="paragraph" style:parent-style-name="Table_20_Contents">
      <style:paragraph-properties fo:line-height="150%">
        <style:tab-stops>
          <style:tab-stop style:position="2.501cm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10.504cm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9.308cm"/>
        </style:tab-stops>
      </style:paragraph-properties>
      <style:text-properties fo:font-size="8pt" style:font-size-asian="7pt" style:font-size-complex="8pt"/>
    </style:style>
    <style:style style:name="P7" style:family="paragraph" style:parent-style-name="Table_20_Contents">
      <style:text-properties fo:font-size="8pt" officeooo:paragraph-rsid="002c1c28" style:font-size-asian="7pt" style:font-size-complex="8pt"/>
    </style:style>
    <style:style style:name="P8" style:family="paragraph" style:parent-style-name="Table_20_Contents">
      <style:paragraph-properties>
        <style:tab-stops>
          <style:tab-stop style:position="2.309cm"/>
        </style:tab-stops>
      </style:paragraph-properties>
      <style:text-properties fo:font-size="8pt" style:font-size-asian="7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>
        <style:tab-stops>
          <style:tab-stop style:position="14.624cm"/>
        </style:tab-stops>
      </style:paragraph-properties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margin-top="0.212cm" fo:margin-bottom="0.212cm" style:contextual-spacing="false">
        <style:tab-stops>
          <style:tab-stop style:position="14.624cm"/>
        </style:tab-stops>
      </style:paragraph-properties>
    </style:style>
    <style:style style:name="P13" style:family="paragraph" style:parent-style-name="Table_20_Contents" style:master-page-name="">
      <style:paragraph-properties fo:margin-left="0.499cm" fo:margin-right="0cm" fo:margin-top="0.212cm" fo:margin-bottom="0.212cm" style:contextual-spacing="false" fo:text-align="start" style:justify-single-word="false" fo:orphans="0" fo:widows="0" fo:hyphenation-ladder-count="no-limit" fo:text-indent="-0.3cm" style:auto-text-indent="false" style:page-number="auto" text:number-lines="false" text:line-number="0" style:writing-mode="lr-tb">
        <style:tab-stops>
          <style:tab-stop style:position="14.624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Frame_20_contents">
      <style:paragraph-properties fo:text-align="center" style:justify-single-word="false"/>
      <style:text-properties fo:font-size="22pt" style:letter-kerning="true" style:font-size-asian="22pt"/>
    </style:style>
    <style:style style:name="P15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fo:font-size="8pt" fo:font-weight="normal" officeooo:rsid="002891ba" officeooo:paragraph-rsid="002c1c28" style:font-size-asian="7pt" style:font-weight-asian="normal" style:font-size-complex="8pt" style:font-weight-complex="normal"/>
    </style:style>
    <style:style style:name="P16" style:family="paragraph" style:parent-style-name="Table_20_Contents">
      <style:paragraph-properties fo:margin-left="3.251cm" fo:margin-right="0cm" fo:text-align="justify" style:justify-single-word="false" fo:text-indent="-2.168cm" style:auto-text-indent="false"/>
    </style:style>
    <style:style style:name="P17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paragraph-rsid="00210655"/>
    </style:style>
    <style:style style:name="P18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rsid="002c1c28" officeooo:paragraph-rsid="002cf91f"/>
    </style:style>
    <style:style style:name="P19" style:family="paragraph" style:parent-style-name="Table_20_Contents">
      <style:paragraph-properties fo:margin-left="0cm" fo:margin-right="0cm" fo:line-height="150%" fo:text-align="start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12048" fo:hyphenate="false" fo:hyphenation-remain-char-count="2" fo:hyphenation-push-char-count="2"/>
    </style:style>
    <style:style style:name="P20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rsid="0032d949" officeooo:paragraph-rsid="0032d949" fo:hyphenate="false" fo:hyphenation-remain-char-count="2" fo:hyphenation-push-char-count="2"/>
    </style:style>
    <style:style style:name="P21" style:family="paragraph" style:parent-style-name="Table_20_Contents">
      <style:paragraph-properties fo:margin-left="0cm" fo:margin-right="0cm" fo:line-height="0.6cm" fo:text-align="start" style:justify-single-word="false" fo:orphans="0" fo:widows="0" fo:hyphenation-ladder-count="no-limit" fo:text-indent="0cm" style:auto-text-indent="false" text:number-lines="false" text:line-number="0" style:writing-mode="lr-tb"/>
      <style:text-properties officeooo:rsid="0032d949" officeooo:paragraph-rsid="0034264b" fo:hyphenate="false" fo:hyphenation-remain-char-count="2" fo:hyphenation-push-char-count="2"/>
    </style:style>
    <style:style style:name="P22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12048" fo:hyphenate="false" fo:hyphenation-remain-char-count="2" fo:hyphenation-push-char-count="2"/>
    </style:style>
    <style:style style:name="P23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4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paragraph-rsid="0036c710" fo:hyphenate="false" fo:hyphenation-remain-char-count="2" fo:hyphenation-push-char-count="2"/>
    </style:style>
    <style:style style:name="P25" style:family="paragraph" style:parent-style-name="Table_20_Contents">
      <style:paragraph-properties fo:margin-left="0cm" fo:margin-right="0cm" fo:line-height="0.6cm" fo:text-align="start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6.0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6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fo:font-weight="normal" officeooo:rsid="0034264b" officeooo:paragraph-rsid="0034264b" style:font-weight-asian="normal" style:font-weight-complex="normal" fo:hyphenate="false" fo:hyphenation-remain-char-count="2" fo:hyphenation-push-char-count="2"/>
    </style:style>
    <style:style style:name="P27" style:family="paragraph" style:parent-style-name="Table_20_Contents" style:master-page-name="">
      <style:paragraph-properties fo:margin-left="0cm" fo:margin-right="0cm" fo:line-height="0.6cm" fo:text-align="start" style:justify-single-word="false" fo:orphans="0" fo:widows="0" fo:hyphenation-ladder-count="no-limit" fo:text-indent="0cm" style:auto-text-indent="false" style:page-number="auto" text:number-lines="false" text:line-number="0" style:writing-mode="lr-tb">
        <style:tab-stops>
          <style:tab-stop style:position="6.001cm"/>
        </style:tab-stops>
      </style:paragraph-properties>
      <style:text-properties officeooo:paragraph-rsid="0034264b" fo:hyphenate="false" fo:hyphenation-remain-char-count="2" fo:hyphenation-push-char-count="2"/>
    </style:style>
    <style:style style:name="P28" style:family="paragraph" style:parent-style-name="Table_20_Contents">
      <style:paragraph-properties style:writing-mode="lr-tb"/>
      <style:text-properties officeooo:rsid="0032d949" officeooo:paragraph-rsid="0032d949"/>
    </style:style>
    <style:style style:name="P29" style:family="paragraph" style:parent-style-name="Table_20_Contents">
      <style:paragraph-properties fo:text-align="justify" style:justify-single-word="false" style:writing-mode="lr-tb"/>
      <style:text-properties officeooo:rsid="0032d949" officeooo:paragraph-rsid="0032d949"/>
    </style:style>
    <style:style style:name="P30" style:family="paragraph" style:parent-style-name="Table_20_Contents">
      <style:paragraph-properties fo:text-align="justify" style:justify-single-word="false" style:writing-mode="lr-tb"/>
      <style:text-properties officeooo:rsid="0032d949" officeooo:paragraph-rsid="0035b82e"/>
    </style:style>
    <style:style style:name="P31" style:family="paragraph" style:parent-style-name="Table_20_Contents">
      <style:paragraph-properties fo:text-align="justify" style:justify-single-word="false" style:writing-mode="lr-tb"/>
      <style:text-properties officeooo:rsid="0032d949" officeooo:paragraph-rsid="0039ce0b"/>
    </style:style>
    <style:style style:name="P32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style:font-size-asian="8pt" style:font-size-complex="8pt"/>
    </style:style>
    <style:style style:name="P33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fo:font-weight="bold" style:font-size-asian="7pt" style:font-weight-asian="bold" style:font-size-complex="8pt" style:font-weight-complex="bold"/>
    </style:style>
    <style:style style:name="P34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8pt" style:font-size-asian="7pt" style:font-size-complex="8pt"/>
    </style:style>
    <style:style style:name="P35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officeooo:paragraph-rsid="00210655"/>
    </style:style>
    <style:style style:name="P36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officeooo:paragraph-rsid="002cf91f"/>
    </style:style>
    <style:style style:name="P37" style:family="paragraph" style:parent-style-name="Table_20_Contents">
      <style:paragraph-properties fo:margin-left="3.15cm" fo:margin-right="0cm" fo:text-align="justify" style:justify-single-word="false" fo:text-indent="-2.117cm" style:auto-text-indent="false"/>
      <style:text-properties fo:font-size="9pt" style:font-size-asian="9pt" style:font-size-complex="9pt"/>
    </style:style>
    <style:style style:name="P38" style:family="paragraph" style:parent-style-name="Table_20_Contents">
      <style:paragraph-properties fo:margin-left="3.223cm" fo:margin-right="0cm" fo:text-align="justify" style:justify-single-word="false" fo:text-indent="-2.189cm" style:auto-text-indent="false"/>
    </style:style>
    <style:style style:name="P39" style:family="paragraph" style:parent-style-name="Table_20_Contents">
      <style:paragraph-properties fo:margin-left="3.223cm" fo:margin-right="0cm" fo:text-align="justify" style:justify-single-word="false" fo:text-indent="-2.189cm" style:auto-text-indent="false"/>
      <style:text-properties officeooo:paragraph-rsid="00210655"/>
    </style:style>
    <style:style style:name="P40" style:family="paragraph" style:parent-style-name="Table_20_Contents">
      <style:paragraph-properties fo:margin-left="1cm" fo:margin-right="0cm" fo:line-height="0.6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Table_20_Contents">
      <style:paragraph-properties fo:margin-left="1cm" fo:margin-right="0cm" fo:line-height="0.6cm" fo:text-align="justify" style:justify-single-word="false" fo:text-indent="0cm" style:auto-text-indent="false">
        <style:tab-stops/>
      </style:paragraph-properties>
      <style:text-properties officeooo:paragraph-rsid="0024b1c8"/>
    </style:style>
    <style:style style:name="P42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15.803cm"/>
        </style:tab-stops>
      </style:paragraph-properties>
      <style:text-properties fo:font-weight="bold" style:font-weight-asian="bold" style:font-weight-complex="bold"/>
    </style:style>
    <style:style style:name="P43" style:family="paragraph" style:parent-style-name="Table_20_Contents">
      <style:paragraph-properties>
        <style:tab-stops>
          <style:tab-stop style:position="14.624cm"/>
        </style:tab-stops>
      </style:paragraph-properties>
      <style:text-properties fo:font-size="8pt" style:font-size-asian="7pt" style:font-size-complex="8pt"/>
    </style:style>
    <style:style style:name="P44" style:family="paragraph" style:parent-style-name="Table_20_Contents">
      <style:paragraph-properties fo:line-height="0.6cm">
        <style:tab-stops>
          <style:tab-stop style:position="9.308cm"/>
        </style:tab-stops>
      </style:paragraph-properties>
      <style:text-properties officeooo:paragraph-rsid="003fda9d"/>
    </style:style>
    <style:style style:name="P45" style:family="paragraph" style:parent-style-name="Table_20_Contents">
      <style:text-properties officeooo:paragraph-rsid="002c1c28"/>
    </style:style>
    <style:style style:name="P46" style:family="paragraph" style:parent-style-name="Table_20_Contents">
      <style:text-properties fo:font-size="6pt" officeooo:paragraph-rsid="002c1c28" style:font-size-asian="6pt" style:font-size-complex="6pt"/>
    </style:style>
    <style:style style:name="P47" style:family="paragraph" style:parent-style-name="Table_20_Contents" style:list-style-name="WWNum4" style:master-page-name="">
      <style:paragraph-properties fo:margin-left="0.25cm" fo:margin-right="0cm" fo:line-height="0.6cm" fo:text-indent="-0.25cm" style:auto-text-indent="false" style:page-number="auto"/>
    </style:style>
    <style:style style:name="P48" style:family="paragraph" style:parent-style-name="Table_20_Contents" style:list-style-name="WWNum4">
      <style:paragraph-properties fo:margin-left="0.25cm" fo:margin-right="0cm" fo:line-height="0.6cm" fo:text-indent="-0.25cm" style:auto-text-indent="false"/>
    </style:style>
    <style:style style:name="P49" style:family="paragraph" style:parent-style-name="Table_20_Contents">
      <style:paragraph-properties fo:margin-left="1cm" fo:margin-right="0cm" fo:line-height="100%" fo:text-align="justify" style:justify-single-word="false" fo:text-indent="0cm" style:auto-text-indent="false">
        <style:tab-stops/>
      </style:paragraph-properties>
      <style:text-properties officeooo:paragraph-rsid="003fda9d"/>
    </style:style>
    <style:style style:name="P50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officeooo:paragraph-rsid="003fda9d"/>
    </style:style>
    <style:style style:name="P51" style:family="paragraph" style:parent-style-name="Table_20_Contents">
      <style:paragraph-properties fo:margin-left="3.251cm" fo:margin-right="0cm" fo:text-align="justify" style:justify-single-word="false" fo:text-indent="-2.168cm" style:auto-text-indent="false"/>
      <style:text-properties fo:font-weight="bold" officeooo:rsid="003fda9d" officeooo:paragraph-rsid="003fda9d" style:font-weight-asian="bold" style:font-weight-complex="bold"/>
    </style:style>
    <style:style style:name="P52" style:family="paragraph" style:parent-style-name="Table_20_Contents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text:number-lines="false" text:line-number="0" style:writing-mode="lr-tb">
        <style:tab-stops>
          <style:tab-stop style:position="2.501cm"/>
        </style:tab-stops>
      </style:paragraph-properties>
      <style:text-properties officeooo:rsid="0032d949" officeooo:paragraph-rsid="0032d949" fo:hyphenate="false" fo:hyphenation-remain-char-count="2" fo:hyphenation-push-char-count="2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96e" style:font-weight-asian="bold" style:font-weight-complex="bold"/>
    </style:style>
    <style:style style:name="T4" style:family="text">
      <style:text-properties fo:font-weight="bold" officeooo:rsid="001edfbf" style:font-weight-asian="bold" style:font-weight-complex="bold"/>
    </style:style>
    <style:style style:name="T5" style:family="text">
      <style:text-properties fo:font-weight="bold" officeooo:rsid="001f1098" style:font-weight-asian="bold" style:font-weight-complex="bold"/>
    </style:style>
    <style:style style:name="T6" style:family="text">
      <style:text-properties fo:font-weight="bold" officeooo:rsid="00264cd9" style:font-weight-asian="bold" style:font-weight-complex="bold"/>
    </style:style>
    <style:style style:name="T7" style:family="text">
      <style:text-properties fo:font-weight="bold" officeooo:rsid="002870d7" style:font-weight-asian="bold" style:font-weight-complex="bold"/>
    </style:style>
    <style:style style:name="T8" style:family="text">
      <style:text-properties fo:font-weight="bold" officeooo:rsid="001b9a4c" style:font-weight-asian="bold" style:font-weight-complex="bold"/>
    </style:style>
    <style:style style:name="T9" style:family="text">
      <style:text-properties fo:font-weight="bold" officeooo:rsid="002c1c28" style:font-weight-asian="bold" style:font-weight-complex="bold"/>
    </style:style>
    <style:style style:name="T10" style:family="text">
      <style:text-properties fo:font-weight="bold" officeooo:rsid="0032d949" style:font-weight-asian="bold" style:font-weight-complex="bold"/>
    </style:style>
    <style:style style:name="T11" style:family="text">
      <style:text-properties fo:font-weight="bold" officeooo:rsid="0034264b" style:font-weight-asian="bold" style:font-weight-complex="bold"/>
    </style:style>
    <style:style style:name="T12" style:family="text">
      <style:text-properties fo:font-weight="bold" officeooo:rsid="0035b82e" style:font-weight-asian="bold" style:font-weight-complex="bold"/>
    </style:style>
    <style:style style:name="T13" style:family="text">
      <style:text-properties fo:font-weight="bold" officeooo:rsid="003fda9d" style:font-weight-asian="bold" style:font-weight-complex="bold"/>
    </style:style>
    <style:style style:name="T14" style:family="text">
      <style:text-properties fo:font-weight="bold" officeooo:rsid="0041dbb9" style:font-weight-asian="bold" style:font-weight-complex="bold"/>
    </style:style>
    <style:style style:name="T15" style:family="text">
      <style:text-properties fo:font-weight="bold" officeooo:rsid="00430db3" style:font-weight-asian="bold" style:font-weight-complex="bold"/>
    </style:style>
    <style:style style:name="T16" style:family="text">
      <style:text-properties fo:font-weight="bold" officeooo:rsid="002870d7" style:font-weight-asian="bold"/>
    </style:style>
    <style:style style:name="T17" style:family="text">
      <style:text-properties fo:font-weight="bold" officeooo:rsid="003fda9d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ce0b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2cf28" style:font-weight-asian="bold"/>
    </style:style>
    <style:style style:name="T23" style:family="text">
      <style:text-properties style:font-weight-complex="bold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officeooo:rsid="00210655" style:font-size-asian="9pt" style:font-size-complex="9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210655" style:font-size-asian="10pt" style:font-weight-asian="bold" style:font-size-complex="10pt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f1098" style:font-size-asian="10pt" style:font-size-complex="10pt"/>
    </style:style>
    <style:style style:name="T30" style:family="text">
      <style:text-properties fo:font-size="10pt" officeooo:rsid="002c1c28" style:font-size-asian="10pt" style:font-size-complex="10pt"/>
    </style:style>
    <style:style style:name="T31" style:family="text">
      <style:text-properties fo:font-size="10pt" officeooo:rsid="00210655" style:font-size-asian="10pt" style:font-size-complex="10pt"/>
    </style:style>
    <style:style style:name="T32" style:family="text">
      <style:text-properties fo:font-size="10pt" officeooo:rsid="002e6459" style:font-size-asian="10pt" style:font-size-complex="10pt"/>
    </style:style>
    <style:style style:name="T33" style:family="text">
      <style:text-properties fo:font-size="10pt" officeooo:rsid="003fda9d" style:font-size-asian="10pt" style:font-size-complex="10pt"/>
    </style:style>
    <style:style style:name="T34" style:family="text">
      <style:text-properties fo:font-size="10pt" fo:font-weight="normal" officeooo:rsid="00210655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2cf91f" style:font-size-asian="10pt" style:font-weight-asian="normal" style:font-size-complex="10pt" style:font-weight-complex="normal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10655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891ba" style:font-size-asian="12pt" style:font-weight-asian="normal" style:font-size-complex="12pt" style:font-weight-complex="normal"/>
    </style:style>
    <style:style style:name="T39" style:family="text">
      <style:text-properties fo:font-size="12pt" officeooo:rsid="00210655" style:font-size-asian="12pt" style:font-size-complex="12pt"/>
    </style:style>
    <style:style style:name="T40" style:family="text">
      <style:text-properties fo:font-size="12pt" officeooo:rsid="002870d7" style:font-size-asian="12pt" style:font-size-complex="12pt"/>
    </style:style>
    <style:style style:name="T41" style:family="text">
      <style:text-properties fo:font-size="12pt" officeooo:rsid="002e6459" style:font-size-asian="12pt" style:font-size-complex="12pt"/>
    </style:style>
    <style:style style:name="T42" style:family="text">
      <style:text-properties fo:font-size="12pt" officeooo:rsid="003fda9d" style:font-size-asian="12pt" style:font-size-complex="12pt"/>
    </style:style>
    <style:style style:name="T43" style:family="text">
      <style:text-properties fo:font-size="12pt" style:text-underline-style="solid" style:text-underline-width="auto" style:text-underline-color="font-color" officeooo:rsid="00210655" style:font-size-asian="12pt" style:font-size-complex="12pt"/>
    </style:style>
    <style:style style:name="T44" style:family="text">
      <style:text-properties fo:font-size="12pt" style:text-underline-style="solid" style:text-underline-width="auto" style:text-underline-color="font-color" fo:font-weight="bold" officeooo:rsid="00312048" style:font-size-asian="12pt" style:font-weight-asian="bold" style:font-size-complex="12pt"/>
    </style:style>
    <style:style style:name="T45" style:family="text">
      <style:text-properties fo:font-size="12pt" fo:font-weight="bold" officeooo:rsid="002891ba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2e6459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fda9d" style:font-size-asian="12pt" style:font-weight-asian="bold" style:font-size-complex="12pt" style:font-weight-complex="bold"/>
    </style:style>
    <style:style style:name="T48" style:family="text">
      <style:text-properties fo:font-size="12pt" fo:font-style="italic" fo:font-weight="normal" officeooo:rsid="002891ba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style:text-underline-style="none" fo:font-weight="bold" officeooo:rsid="0022cf28" style:font-size-asian="12pt" style:font-weight-asian="bold" style:font-size-complex="12pt"/>
    </style:style>
    <style:style style:name="T50" style:family="text">
      <style:text-properties fo:font-size="12pt" style:text-underline-style="none" officeooo:rsid="002870d7" style:font-size-asian="12pt" style:font-size-complex="12pt"/>
    </style:style>
    <style:style style:name="T51" style:family="text">
      <style:text-properties officeooo:rsid="001b9a4c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bold" officeooo:rsid="0022cf28" style:font-weight-asian="bold"/>
    </style:style>
    <style:style style:name="T54" style:family="text">
      <style:text-properties officeooo:rsid="00264cd9"/>
    </style:style>
    <style:style style:name="T55" style:family="text">
      <style:text-properties officeooo:rsid="0028100a"/>
    </style:style>
    <style:style style:name="T56" style:family="text">
      <style:text-properties officeooo:rsid="002870d7"/>
    </style:style>
    <style:style style:name="T57" style:family="text">
      <style:text-properties officeooo:rsid="002891ba"/>
    </style:style>
    <style:style style:name="T58" style:family="text">
      <style:text-properties officeooo:rsid="002c03f2"/>
    </style:style>
    <style:style style:name="T59" style:family="text">
      <style:text-properties officeooo:rsid="002c1c28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4264b" style:font-weight-asian="normal" style:font-weight-complex="normal"/>
    </style:style>
    <style:style style:name="T62" style:family="text">
      <style:text-properties fo:font-weight="normal" officeooo:rsid="0035b82e" style:font-weight-asian="normal" style:font-weight-complex="normal"/>
    </style:style>
    <style:style style:name="T63" style:family="text">
      <style:text-properties fo:font-weight="normal" officeooo:rsid="0036c710" style:font-weight-asian="normal" style:font-weight-complex="normal"/>
    </style:style>
    <style:style style:name="T64" style:family="text">
      <style:text-properties fo:font-weight="normal" officeooo:rsid="003fda9d" style:font-weight-asian="normal" style:font-weight-complex="normal"/>
    </style:style>
    <style:style style:name="T65" style:family="text">
      <style:text-properties officeooo:rsid="002e6459"/>
    </style:style>
    <style:style style:name="T66" style:family="text">
      <style:text-properties officeooo:rsid="002eb6fa"/>
    </style:style>
    <style:style style:name="T67" style:family="text">
      <style:text-properties officeooo:rsid="0032d949"/>
    </style:style>
    <style:style style:name="T68" style:family="text">
      <style:text-properties officeooo:rsid="0034264b"/>
    </style:style>
    <style:style style:name="T69" style:family="text">
      <style:text-properties officeooo:rsid="0035b82e"/>
    </style:style>
    <style:style style:name="T70" style:family="text">
      <style:text-properties officeooo:rsid="003e38b5"/>
    </style:style>
    <style:style style:name="T71" style:family="text">
      <style:text-properties officeooo:rsid="003fda9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dddddd" style:background-transparency="0%" draw:fill="solid" fo:padding-left="0.254cm" fo:padding-right="0.254cm" fo:padding-top="0.127cm" fo:padding-bottom="0.127cm" fo:border="2.01pt solid #243f60">
        <style:background-image/>
      </style:graphic-properties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draw:fill="gradient" draw:fill-gradient-name="Gradient_20_7" draw:textarea-horizontal-align="center" draw:textarea-vertical-align="middl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17365d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paragraph" draw:z-index="1" draw:name="Rectangle 2" draw:style-name="gr1" draw:text-style-name="P53" svg:width="1.161cm" svg:height="29.645cm" svg:x="-1.496cm" svg:y="-0.945cm"><text:p/></draw:rect>Nicolas JEANNE<draw:frame draw:style-name="fr1" draw:name="Cadre1" text:anchor-type="char" svg:x="0.041cm" svg:y="0.109cm" svg:width="9.022cm" svg:height="1.459cm" draw:z-index="0"><draw:text-box><text:p text:style-name="P14">Bioinformaticien</text:p></draw:text-box></draw:frame></text:p>
      <text:p text:style-name="P2">25, place Dupuy</text:p>
      <text:p text:style-name="P1">31000 Toulouse</text:p>
      <text:p text:style-name="P1">06.50.77.65.31</text:p>
      <text:p text:style-name="P3"><text:a xlink:type="simple" xlink:href="mailto:jeanne.n@chu-toulouse.fr?subject=CV"><text:span text:style-name="T69">jeanne.n@chu-toulouse.fr</text:span></text:a></text:p>
      <text:p text:style-name="P9"/>
      <text:p text:style-name="P5">Né le 29/09/1976 à Angers (49)<text:tab/><text:span text:style-name="T2">Titulaire de la fonction publique Hospitalière</text:span></text:p>
      <text:p text:style-name="P6"><draw:line text:anchor-type="paragraph" draw:z-index="2" draw:name="Line 5" draw:style-name="gr2" draw:text-style-name="P53" svg:x1="-0.014cm" svg:y1="0.219cm" svg:x2="18.44cm" svg:y2="0.224cm"><text:p/></draw:line></text:p>
      <text:p text:style-name="P4"><text:span text:style-name="T19">Réalisations </text:span><text:span text:style-name="T22">en Bioinformatique</text:span><text:span text:style-name="T53"> </text:span><text:span text:style-name="T52">:</text:span></text:p>
      <text:list xml:id="list3530675178935530407" text:style-name="WWNum4">
        <text:list-item>
          <text:p text:style-name="P47">Logiciel <text:span text:style-name="T10">PyroVir</text:span><text:span text:style-name="T67"> </text:span>d’<text:span text:style-name="T2">analyse de données </text:span><text:span text:style-name="T8">NGS</text:span><text:span text:style-name="T51"> pour la détermination du</text:span> <text:span text:style-name="T2">Tropisme du VIH</text:span> (JAVA).</text:p>
        </text:list-item>
        <text:list-item>
          <text:p text:style-name="P48"><text:span text:style-name="T64">Logiciel de calcul de </text:span><text:span text:style-name="T7">T</text:span><text:span text:style-name="T2">aux d’erreur</text:span> de<text:span text:style-name="T56">s </text:span>séquençage<text:span text:style-name="T56">s nouvelle génération</text:span> (Python et R).</text:p>
        </text:list-item>
      </text:list>
      <text:p text:style-name="P44">- <text:span text:style-name="T64">Logiciel de calcul de </text:span><text:span text:style-name="T2">Taux d’évolution</text:span> de séquences VIH issues de <text:span text:style-name="T2">Pyroséquençage</text:span> (<text:span text:style-name="T54">Shell</text:span>).</text:p>
      <text:p text:style-name="P43"/>
      <text:p text:style-name="P10"><text:span text:style-name="T20">Compétences techniques</text:span><text:span text:style-name="T2"> :</text:span></text:p>
      <text:section text:style-name="Sect1" text:name="TextSection">
        <text:p text:style-name="P13"><text:span text:style-name="T2">- </text:span><text:span text:style-name="T23">Programmation : </text:span><text:span text:style-name="T2">JAVA, Python, R, </text:span><text:span text:style-name="T6">S</text:span><text:span text:style-name="T3">hell, </text:span><text:span text:style-name="T4">SQL, PHP, HTML/CSS, </text:span><text:span text:style-name="T5">Qt , </text:span><text:span text:style-name="T15">LaTeX</text:span><text:span text:style-name="T2">.</text:span></text:p>
        <text:p text:style-name="P12">- <text:span text:style-name="T55">Data Mining, </text:span><text:span text:style-name="T23">Base de données et outils en ligne</text:span><text:span text:style-name="T2">.</text:span></text:p>
        <text:p text:style-name="P12">- <text:span text:style-name="T1">Séquençage Nouvelle Génération </text:span><text:span text:style-name="T16">(Illumina, 454)</text:span><text:span text:style-name="T1"> .</text:span></text:p>
        <text:p text:style-name="P12"><text:span text:style-name="T2">- </text:span><text:span text:style-name="T23">Séquençage</text:span> (<text:span text:style-name="T24">gestion séquenceur 96 capillaires).</text:span></text:p>
        <text:p text:style-name="P12">- qPCR, technique HRM.</text:p>
      </text:section>
      <text:p text:style-name="P7"><draw:line text:anchor-type="paragraph" draw:z-index="3" draw:name="Line 12" draw:style-name="gr2" draw:text-style-name="P53" svg:x1="0.038cm" svg:y1="0.317cm" svg:x2="18.441cm" svg:y2="0.305cm"><text:p/></draw:line></text:p>
      <text:p text:style-name="P45"><text:span text:style-name="T20">Expérience Professionnelle</text:span><text:span text:style-name="T2"> :</text:span></text:p>
      <text:p text:style-name="P46"/>
      <text:p text:style-name="P51">08/2015 : <text:span text:style-name="T60"><text:tab/></text:span></text:p>
      <text:p text:style-name="P50"><text:span text:style-name="T13">01/</text:span><text:span text:style-name="T9">2015</text:span><text:span text:style-name="T13"> - 07/2015</text:span><text:span text:style-name="T59"> :<text:tab/></text:span><text:span text:style-name="T9">Bioinformaticien</text:span><text:span text:style-name="T59"> au laboratoire de </text:span>Génomique des Systèmes Intégrés, <text:span text:style-name="T59">stage de 6 mois de Master 2 en formation continue</text:span> <text:span text:style-name="T30">[LMGM CNRS, Toulouse </text:span><text:span text:style-name="T31">(31)</text:span><text:span text:style-name="T34">]</text:span></text:p>
      <text:p text:style-name="P18"><text:span text:style-name="T37"><text:tab/>Étude</text:span><text:span text:style-name="T36"> par </text:span><text:span text:style-name="T45">RNA-Seq</text:span><text:span text:style-name="T38"> du métabolisme de l'ARN m</text:span><text:span text:style-name="T36">essager</text:span><text:span text:style-name="T38"> dans les opérons chez </text:span><text:span text:style-name="T48">E. Coli.</text:span></text:p>
      <text:p text:style-name="P15"/>
      <text:p text:style-name="P17"><text:span text:style-name="T2">2010 – </text:span><text:span text:style-name="T14">08/2013</text:span><text:span text:style-name="T2"> :<text:tab/></text:span>Technicien <text:span text:style-name="T58">de</text:span> biologie moléculaire en V<text:span text:style-name="T2">irologie</text:span> <text:span text:style-name="T34">[</text:span><text:span text:style-name="T28">CHU Purpan, Toulouse </text:span><text:span text:style-name="T31">(31)</text:span><text:span text:style-name="T34">]</text:span></text:p>
      <text:p text:style-name="P16"><text:span text:style-name="T2"><text:tab/><text:tab/><text:tab/></text:span><text:span text:style-name="T23">Développement en</text:span><text:span text:style-name="T2"> Bioinformatique</text:span>.</text:p>
      <text:p text:style-name="P16"><text:tab/><text:tab/><text:tab/>Étude du tropisme du VIH par <text:span text:style-name="T1">séquençage </text:span><text:span text:style-name="T16">nouvelle génération</text:span>.</text:p>
      <text:p text:style-name="P16"><text:tab/><text:tab/><text:tab/>Phylogénétique et recherche de résistances du VIH, des <text:span text:style-name="T66">virus des </text:span>hépatites.</text:p>
      <text:p text:style-name="P32"/>
      <text:p text:style-name="P39"><text:span text:style-name="T2">2005-2010 :<text:tab/></text:span>Technicien <text:span text:style-name="T2">Centre de Référence Maladies Rares </text:span><text:span text:style-name="T34">[</text:span><text:span text:style-name="T28">APHP, Hôpital Trousseau, Paris </text:span><text:span text:style-name="T31">(75</text:span><text:span text:style-name="T28">)</text:span><text:span text:style-name="T34">]</text:span></text:p>
      <text:p text:style-name="P38"><text:tab/>Recherche de mutations dans le cadre du diagnostic de maladies touchant le système nerveux central chez l'enfant, diagnostics prénataux.</text:p>
      <text:p text:style-name="P32"/>
      <text:p text:style-name="P35"><text:span text:style-name="T2">2003-2004 :<text:tab/></text:span>Divers emplois en laboratoire de diagnostics<text:span text:style-name="T2"> </text:span><text:span text:style-name="T34">[</text:span><text:span text:style-name="T35">r</text:span><text:span text:style-name="T28">égion Parisienne</text:span><text:span text:style-name="T34">]</text:span></text:p>
      <text:p text:style-name="P36"><text:tab/><text:span text:style-name="T2">Endocrinologie</text:span> <text:span text:style-name="T34">[</text:span><text:span text:style-name="T28">biologie moléculaire, APHP</text:span><text:span text:style-name="T34">]</text:span>, <text:span text:style-name="T2">Virologie</text:span><text:span text:style-name="T26"> </text:span><text:span text:style-name="T34">[</text:span><text:span text:style-name="T28">laboratoire Cerba, </text:span><text:span text:style-name="T35">r</text:span><text:span text:style-name="T28">égion Parisienne</text:span><text:span text:style-name="T34">]</text:span><text:span text:style-name="T27">.</text:span></text:p>
      <text:p text:style-name="P32"/>
      <text:p text:style-name="P35"><text:span text:style-name="T2">2002-2003 :<text:tab/></text:span>Technicien en <text:span text:style-name="T2">Histocompatibilité </text:span><text:span text:style-name="T34">[</text:span><text:span text:style-name="T28">INRS, Institut Armand Frappier </text:span><text:span text:style-name="T31">(</text:span><text:span text:style-name="T28">Montréal/Canada)</text:span><text:span text:style-name="T34">].</text:span></text:p>
      <text:p text:style-name="P32"/>
      <text:p text:style-name="P35"><text:span text:style-name="T2">2001-2002 :<text:tab/></text:span>Technicien en <text:span text:style-name="T2">Immunologie </text:span><text:span text:style-name="T34">[</text:span><text:span text:style-name="T28">Hôpital Saint Louis, Paris</text:span><text:span text:style-name="T31"> (75</text:span><text:span text:style-name="T28">)</text:span><text:span text:style-name="T34">]</text:span><text:span text:style-name="T28">.</text:span></text:p>
      <text:p text:style-name="P33"/>
      <text:p text:style-name="P35"><text:span text:style-name="T2">2000-2001 :<text:tab/></text:span>Service national, technicien en <text:span text:style-name="T2">Hématologie </text:span><text:span text:style-name="T34">[</text:span><text:span text:style-name="T28">Hôpital militaire Percy, Clamart </text:span><text:span text:style-name="T31">(</text:span><text:span text:style-name="T28">92</text:span><text:span text:style-name="T31">)</text:span><text:span text:style-name="T34">]</text:span><text:span text:style-name="T31">.</text:span></text:p>
      <text:p text:style-name="P33"/>
      <text:p text:style-name="P35"><text:span text:style-name="T2">1999-2000 :<text:tab/></text:span>Technicien en <text:span text:style-name="T2">Biologie Moléculaire </text:span><text:span text:style-name="T34">[</text:span><text:span text:style-name="T28">Centre R&amp;D Aventis, Vitry-Alfortville </text:span><text:span text:style-name="T31">(</text:span><text:span text:style-name="T28">94</text:span><text:span text:style-name="T31">)].</text:span></text:p>
      <text:p text:style-name="P34"/>
      <text:p text:style-name="P35"><text:span text:style-name="T2">1997-1999 :<text:tab/></text:span>Technicien <text:span text:style-name="T2">Qualité </text:span><text:span text:style-name="T34">[</text:span><text:span text:style-name="T28">Aventis à Marcy l'Etoile </text:span><text:span text:style-name="T31">(</text:span><text:span text:style-name="T28">69</text:span><text:span text:style-name="T31">)</text:span><text:span text:style-name="T28"> et Sipsy à Avrillé </text:span><text:span text:style-name="T31">(</text:span><text:span text:style-name="T28">49</text:span><text:span text:style-name="T31">)</text:span><text:span text:style-name="T34">]</text:span><text:span text:style-name="T25">.</text:span></text:p>
      <text:p text:style-name="P37"><draw:line text:anchor-type="paragraph" draw:z-index="6" draw:name="Line 5" draw:style-name="gr2" draw:text-style-name="P53" svg:x1="0.111cm" svg:y1="0.362cm" svg:x2="18.72cm" svg:y2="0.385cm"><text:p/></draw:line></text:p>
      <text:p text:style-name="P11"><text:span text:style-name="T20">Formations</text:span><text:span text:style-name="T2"> :</text:span></text:p>
      <text:p text:style-name="P49"><text:span text:style-name="T13">09/2014 - 07/</text:span><text:span text:style-name="T2">201</text:span><text:span text:style-name="T7">5</text:span><text:span text:style-name="T2"> </text:span><text:span text:style-name="T23">:<text:tab/>Master 2 </text:span>de <text:span text:style-name="T2">Bioinformatique et Biologie des Systèmes</text:span><text:span text:style-name="T60">, </text:span><text:span text:style-name="T64">major de promotion.</text:span></text:p>
      <text:p text:style-name="P49"><text:span text:style-name="T32"><text:tab/><text:tab/><text:tab/><text:tab/>[</text:span><text:span text:style-name="T28">UPS Toulouse, </text:span><text:span text:style-name="T29">formation continue</text:span><text:span text:style-name="T32">]</text:span></text:p>
      <text:p text:style-name="P49"><text:span text:style-name="T46">0</text:span><text:span text:style-name="T47">9/2013 - 06/2014 :<text:tab/></text:span><text:span text:style-name="T42">Master 1 de </text:span><text:span text:style-name="T47">Bioinformatique et Biologie des Systèmes</text:span></text:p>
      <text:p text:style-name="P49"><text:span text:style-name="T32"><text:tab/><text:tab/><text:tab/><text:tab/>[</text:span><text:span text:style-name="T33">UPS Toulouse, </text:span><text:span text:style-name="T29">formation continue</text:span><text:span text:style-name="T32">]</text:span></text:p>
      <text:p text:style-name="P41"><text:span text:style-name="T17">09/</text:span><text:span text:style-name="T1">20</text:span><text:span text:style-name="T17">09</text:span><text:span text:style-name="T1"> - </text:span><text:span text:style-name="T17">06/2012 </text:span>:<text:tab/>Licence Professionnelle de <text:span text:style-name="T2">Bioinformatique</text:span> <text:span text:style-name="T32">[</text:span><text:span text:style-name="T28">CNAM Paris, cours du soir</text:span><text:span text:style-name="T32">]</text:span></text:p>
      <text:p text:style-name="P40"><text:span text:style-name="T1">2008</text:span> :<text:tab/>D.U. de <text:span text:style-name="T2">Biologie Moléculaire</text:span> <text:span text:style-name="T32">[</text:span><text:span text:style-name="T28">IFTAB, La Pitié Salpêtrière, Paris</text:span><text:span text:style-name="T32">]</text:span></text:p>
      <text:p text:style-name="P40"><text:span text:style-name="T1">2000</text:span> :<text:tab/>Licence Professionnelle <text:span text:style-name="T2">Microbiologie Industrielle et Biotechnologies</text:span> <text:span text:style-name="T32">[</text:span><text:span text:style-name="T28">ESTBA, Paris</text:span><text:span text:style-name="T32">]</text:span></text:p>
      <text:p text:style-name="P40"><text:span text:style-name="T1">1997</text:span> :<text:tab/>Licence Professionnelle <text:span text:style-name="T2">Assurance et Gestion de la Qualité</text:span> <text:span text:style-name="T32">[</text:span><text:span text:style-name="T28">IUT d'Angers</text:span><text:span text:style-name="T32">]</text:span></text:p>
      <text:p text:style-name="P40"><text:span text:style-name="T1">1996</text:span> :<text:tab/>D.U.T. De <text:span text:style-name="T2">Biologie Appliquée</text:span> <text:span text:style-name="T32">[</text:span><text:span text:style-name="T28">IUT d'Angers</text:span><text:span text:style-name="T32">]</text:span></text:p>
      <text:p text:style-name="P8"><draw:line text:anchor-type="paragraph" draw:z-index="7" draw:name="Line 5" draw:style-name="gr2" draw:text-style-name="P54" svg:x1="-0.048cm" svg:y1="0.151cm" svg:x2="18.563cm" svg:y2="0.176cm"><text:p/></draw:line></text:p>
      <text:p text:style-name="P19"><draw:rect text:anchor-type="paragraph" draw:z-index="5" draw:name="Rectangle 2" draw:style-name="gr1" draw:text-style-name="P53" svg:width="1.161cm" svg:height="29.645cm" svg:x="-1.496cm" svg:y="-0.945cm"><text:p/></draw:rect><text:soft-page-break/><text:span text:style-name="T44">Brevet</text:span><text:span text:style-name="T49"> </text:span><text:span text:style-name="T50">:</text:span></text:p>
      <text:p text:style-name="P20">Logiciel <text:span text:style-name="T2">PyroVir</text:span> d'analyse de données NGS pour la détermination du Tropisme du VIH déposé à l'Agence pour la Protection des Programmes (IDDN.FR.001.160011.000.S.P.2012.000.31230).</text:p>
      <text:p text:style-name="P20"/>
      <text:p text:style-name="P19"><text:span text:style-name="T44">Publications</text:span><text:span text:style-name="T49"> </text:span><text:span text:style-name="T50">:</text:span></text:p>
      <text:p text:style-name="P24"><draw:rect text:anchor-type="paragraph" draw:z-index="8" draw:name="Rectangle 2" draw:style-name="gr1" draw:text-style-name="P53" svg:width="1.161cm" svg:height="29.645cm" svg:x="-1.496cm" svg:y="-0.945cm"><text:p/></draw:rect><text:span text:style-name="T11">Jeanne, N.</text:span><text:span text:style-name="T61">, </text:span><text:span text:style-name="T63">Saliou, A., Carcenac, R., Lefebvre, C., Dubois, M., Cazabat, M., Nicot, F., Loiseau, C., Raymond</text:span><text:span text:style-name="T61">, </text:span><text:span text:style-name="T63">S., </text:span><text:span text:style-name="T68">Izopet, J. &amp; Delobel, P. </text:span>Position-specific automated processing of V3 env ultra-deep pyrosequencing data for predicting HIV-1 tropism. <text:span text:style-name="T2">Scientific Reports</text:span>. <text:span text:style-name="T68">[Accepté, à paraître en Novembre 2015]</text:span></text:p>
      <text:p text:style-name="P22"/>
      <text:p text:style-name="P23">Lhomme, <text:span text:style-name="T68">S.</text:span>, Kamar, <text:span text:style-name="T68">N.</text:span>, Nicot, <text:span text:style-name="T68">F.</text:span>, Ducos, <text:span text:style-name="T68">J.,</text:span> Bismuth, <text:span text:style-name="T68">M.</text:span>, Garrigue, <text:span text:style-name="T68">V.,</text:span> Petitjean-Lecherbonnier, <text:span text:style-name="T68">J.,</text:span> Ollivier, <text:span text:style-name="T68">I.,</text:span> Alessandri-Gradt <text:span text:style-name="T68">E.,</text:span> Goria O., Barth, <text:span text:style-name="T68">H.,</text:span> Perrin, <text:span text:style-name="T68">P.</text:span>, Sauné, <text:span text:style-name="T68">K.</text:span>, Dubois, <text:span text:style-name="T68">M.</text:span>, Carcenac, <text:span text:style-name="T68">R.</text:span>, Lefebvre, <text:span text:style-name="T68">C.,</text:span> <text:span text:style-name="T2">Jeanne, </text:span><text:span text:style-name="T11">N.</text:span>, Abravanel, <text:span text:style-name="T68">F.</text:span>, <text:span text:style-name="T68">Izopet, J. </text:span>Mutation in the hepatitis E virus polymerase and outcome of ribavirin therapy. <text:span text:style-name="T2">Antimicrobial Agents and Chemotherapy </text:span><text:span text:style-name="T61">[En révision]</text:span></text:p>
      <text:p text:style-name="P26"/>
      <text:p text:style-name="P29">Nicot, F., Sauné, K., Raymond, S., <text:span text:style-name="T2">Jeanne, N</text:span>., Carcenac, R., Lefebvre, C., Cuzin, L., Marchou, B., Delobel, P,. Izopet, J. (2015). Minority resistant HIV-1 variants and the response to first-line NNRTI therapy. <text:span text:style-name="T2">Journal of Clinical Virology</text:span> : The Official Publication of the Pan American Society for Clinical Virology, 62, 20–4. <text:a xlink:type="simple" xlink:href="http://doi.org/10.1016/j.jcv.2014.10.020">http://doi.org/10.1016/j.jcv.2014.10.020</text:a></text:p>
      <text:p text:style-name="P29"/>
      <text:p text:style-name="P29">Raymond, S., Saliou, A., Delobel, P., Cazabat, M., Pasquier, C., <text:span text:style-name="T2">Jeanne, N.</text:span>, Sauné, K., Massip, P., Marchou, B. <text:span text:style-name="T70">&amp;</text:span> Izopet, J. (2014). Evolution of HIV-1 quasispecies and coreceptor use in cell reservoirs of patients on suppressive antiretroviral therapy. <text:span text:style-name="T2">The Journal of antimicrobial chemotherapy</text:span> (Vol. 69, pp. 2527–30). Seattle. <text:a xlink:type="simple" xlink:href="http://doi.org/10.1093/jac/dku147">http://doi.org/10.1093/jac/dku147</text:a></text:p>
      <text:p text:style-name="P29"/>
      <text:p text:style-name="P30">Saugier-Veber, P., Bonnet, C., Afenjar, A., Drouin-Garraud, V., Coubes, C., Fehrenbach, S., <text:span text:style-name="T69">Holder-Espinasse M ., Roume, J., Malan, V., Portnoi, M.F., </text:span><text:span text:style-name="T12">Jeanne, N.</text:span><text:span text:style-name="T62">,</text:span><text:span text:style-name="T69"> Baumann, C., Heron, D., David, A., Gerard, M., <text:s/>Bonneau, D., Lacombe, D., Cormier-Daire, V., Billette deVillemeur, T., Frébourg, T.,</text:span> Bürglen, L. (2007). Heterogeneity of NSD1 alterations in 116 patients with Sotos syndrome. <text:span text:style-name="T2">Human Mutation</text:span>, 28(11), 1098–1107. <text:a xlink:type="simple" xlink:href="http://doi.org/10.1002/humu.20568">http://doi.org/10.1002/humu.20568</text:a></text:p>
      <text:p text:style-name="P28"/>
      <text:p text:style-name="P28"><draw:line text:anchor-type="paragraph" draw:z-index="4" draw:name="Line 7" draw:style-name="gr2" draw:text-style-name="P54" svg:x1="0.04cm" svg:y1="0.239cm" svg:x2="18.678cm" svg:y2="0.212cm"><text:p/></draw:line></text:p>
      <text:p text:style-name="P31"><text:span text:style-name="T21">Autres</text:span><text:span text:style-name="T2"> :</text:span></text:p>
      <text:p text:style-name="P27"><text:span text:style-name="T18">Formation complémentaire</text:span> :Utilisation du <text:span text:style-name="T1">Cluster de calcul GenoToul</text:span> <text:span text:style-name="T32">[</text:span><text:span text:style-name="T28">INRA, Toulouse</text:span><text:span text:style-name="T32">]</text:span><text:span text:style-name="T65">.</text:span></text:p>
      <text:p text:style-name="P25"><text:span text:style-name="T18">Langues</text:span> : Anglais et Espagnol parlés, lus, écrits. <text:span text:style-name="T57">Canada (1an), Espagne (9 mois).</text:span></text:p>
      <text:p text:style-name="P21"><text:span text:style-name="T43">Centres d'intérêts</text:span><text:span text:style-name="T39"> : </text:span><text:span text:style-name="T40">photo, travail du bois, moto, avi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7" draw:display-name="Gradient 7" draw:style="linear" draw:start-color="#ffffff" draw:end-color="#17365d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itre1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u_20_du_20_cadre" style:display-name="Contenu du cadre" style:family="paragraph" style:parent-style-name="Text_20_body" style:default-outline-level=""/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Lucida Sans Unicode" style:font-family-asian="'Lucida Sans Unicode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.3cm" fo:margin-right="1cm" style:shadow="none" fo:background-color="#ffffff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colas JEANNE</dc:title>
    <meta:initial-creator>nico jeanne</meta:initial-creator>
    <meta:editing-cycles>34</meta:editing-cycles>
    <meta:print-date>2012-01-03T20:08:00</meta:print-date>
    <meta:creation-date>2014-07-18T09:57:00</meta:creation-date>
    <dc:date>2015-11-17T14:30:23.030488075</dc:date>
    <meta:editing-duration>PT3H23M37S</meta:editing-duration>
    <meta:generator>LibreOffice/4.2.8.2$Linux_X86_64 LibreOffice_project/420m0$Build-2</meta:generator>
    <meta:document-statistic meta:table-count="0" meta:image-count="0" meta:object-count="0" meta:page-count="2" meta:paragraph-count="56" meta:word-count="715" meta:character-count="5096" meta:non-whitespace-character-count="4418"/>
    <meta:user-defined meta:name="AppVersion">14.0000</meta:user-defined>
    <meta:user-defined meta:name="Company">chu-toulouse.f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